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f46a" officeooo:paragraph-rsid="0015f46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f46a" officeooo:paragraph-rsid="0015f46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f46a" officeooo:paragraph-rsid="0015f46a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5f46a" officeooo:paragraph-rsid="0015f46a" style:font-size-asian="14pt" style:font-weight-asian="normal" style:font-size-complex="14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ujet : </text:span><text:s/><text:span text:style-name="T1">Ajouter la fonctionnalité de recherche rapide d’article à une application de commerce électronique.</text:span></text:p>
      <text:p text:style-name="P1"><text:span text:style-name="T1"/></text:p>
      <text:p text:style-name="P2"><text:span text:style-name="T1"/></text:p>
      <text:p text:style-name="P3">User Story :<text:span text:style-name="T4"> </text:span></text:p>
      <text:p text:style-name="P3"><text:span text:style-name="T4"/></text:p>
      <text:p text:style-name="P3"><text:span text:style-name="T4">En tant qu’utilisateur du site de commerce, je souhaite pouvoir rechercher des articles à l’aide de mots-clés de sorte à trouver rapidement ce que je recherche.<text:tab/><text:tab/><text:tab/></text:span></text:p>
      <text:p text:style-name="P3"><text:span text:style-name="T4"/></text:p>
      <text:p text:style-name="P3"><text:span text:style-name="T4"/></text:p>
      <text:p text:style-name="P3"><text:span text:style-name="T3">Acceptance criteria pour cette US :</text:span></text:p>
      <text:p text:style-name="P3"><text:span text:style-name="T3"/></text:p>
      <text:list text:style-name="L1">
        <text:list-item>
          <text:p text:style-name="P4"><text:span text:style-name="T3">L’utilisateur doit trouver la barre de recherche facilement, pour éviter le problème de certains sites où leur barre de recherche est caché dans l’interfa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2:26:11.551000000</meta:creation-date>
    <dc:date>2023-10-01T12:37:30.764000000</dc:date>
    <meta:editing-duration>PT11M19S</meta:editing-duration>
    <meta:editing-cycles>1</meta:editing-cycles>
    <meta:document-statistic meta:table-count="0" meta:image-count="0" meta:object-count="0" meta:page-count="1" meta:paragraph-count="5" meta:word-count="75" meta:character-count="477" meta:non-whitespace-character-count="403"/>
    <meta:generator>LibreOffice/7.6.2.1$Windows_X86_64 LibreOffice_project/56f7684011345957bbf33a7ee678afaf4d2ba333</meta:generator>
  </office:meta>
</office:document-meta>
</file>